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5.4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fo:text-align="justify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YETI. What it is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BC based on modern SIP stack from iptel.org</text:p>
              </text:list-item>
              <text:list-item>
                <text:p>Integrated realtime class4 billing</text:p>
              </text:list-item>
              <text:list-item>
                <text:p>Carrier-grade SIP routing platfor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Media processing</text:p>
          </draw:text-box>
        </draw:frame>
        <draw:frame presentation:style-name="pr4" draw:text-style-name="P3" draw:layer="layout" svg:width="25.8cm" svg:height="15.4cm" svg:x="1.4cm" svg:y="4cm" presentation:class="subtitle" presentation:user-transformed="true">
          <draw:text-box>
            <text:list text:style-name="L3">
              <text:list-item>
                <text:p text:style-name="P2"><text:span text:style-name="T1">Transcoding between following codecs: g711alaw, g711ulaw, g723.1, iLBC, speex, GSM, G726, G721</text:span></text:p>
              </text:list-item>
              <text:list-item>
                <text:p text:style-name="P2"><text:span text:style-name="T1">Flexible configuration of the codecs negotiation</text:span></text:p>
              </text:list-item>
              <text:list-item>
                <text:p text:style-name="P2"><text:span text:style-name="T1">Effective NAT traversal</text:span></text:p>
              </text:list-item>
              <text:list-item>
                <text:p text:style-name="P2"><text:span text:style-name="T1">Fax transmission through T.38 relay and inband g71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DR Writ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synchronous CDRs writing.</text:p>
              </text:list-item>
              <text:list-item>
                <text:p>High performance and storage failover</text:p>
              </text:list-item>
              <text:list-item>
                <text:p>CDRs writing does not affect on signaling traffic processing performance</text:p>
              </text:list-item>
              <text:list-item>
                <text:p>Call traces writing for specific gateway</text:p>
              </text:list-item>
              <text:list-item>
                <text:p>Easy integration with external syst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SIP normalization and compatibility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isconnect codes translation</text:p>
              </text:list-item>
              <text:list-item>
                <text:p>DTMF translation (both ways between SIP INFO and rtpevent) and normalization</text:p>
              </text:list-item>
              <text:list-item>
                <text:p>Normalization for SIP and SDP</text:p>
              </text:list-item>
              <text:list-item>
                <text:p>Additional features to handle non-standard SIP implement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eb interfac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l interaction with the system through the single web interface</text:p>
              </text:list-item>
              <text:list-item>
                <text:p>Authentication/authorization through LDAP</text:p>
              </text:list-item>
              <text:list-item>
                <text:p>Any change for any entity is written to audit log. It allows to track any data modification</text:p>
              </text:list-item>
              <text:list-item>
                <text:p>Special mode of logging allows to get calls traces right from the web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ailover and rerout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NS SRV for SIP signaling</text:p>
              </text:list-item>
              <text:list-item>
                <text:p>Re-routing of the calls on the certain disconnect codes or ringing timeout</text:p>
              </text:list-item>
              <text:list-item>
                <text:p>Flexible routing rules for each termination gatew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Authorization and routing capabilities</text:p>
              </text:list-header>
            </text:list>
          </draw:text-box>
        </draw:frame>
        <draw:frame presentation:style-name="pr2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Authorization by IP, SRC prefix, DST prefix, POP, SIP URI domain, custom SIP header</text:p>
              </text:list-item>
              <text:list-item>
                <text:p>Flexible billing and routing rules for authorized traffic</text:p>
              </text:list-item>
              <text:list-item>
                <text:p>Various routing algorithms: static routing, LCR, LCR with priorities, alternatives with quality control for the routes</text:p>
              </text:list-item>
              <text:list-item>
                <text:p>Black/white lists for source/destination numbers and numbers translations on any stage of routing</text:p>
              </text:list-item>
              <text:list-item>
                <text:p>Routing takes into account how many channels is utilized on termination gateway. It allows prevent to route calls to the overloaded routes</text:p>
              </text:list-item>
              <text:list-item>
                <text:p>limitation of the number of simultaneous calls for account, customer, origination gateway, authorization entry</text:p>
              </text:list-item>
              <text:list-item>
                <text:p>Local Number Portability. Requesting LNP databases is performed using SIP or HTTP REST 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5.209cm" svg:x="1.4cm" svg:y="-0.014cm" presentation:class="title" presentation:user-transformed="true">
          <draw:text-box>
            <text:p>Geo-distributed systems and clustering<text:line-break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esigned to act as Geo-distributed cluster. Connection failure between components does not affects on calls processing, but CDRs billing is performed after reconnection</text:p>
              </text:list-item>
              <text:list-item>
                <text:p>All components of the system can be installed on different hosts</text:p>
              </text:list-item>
              <text:list-item>
                <text:p>Scaling out within one datacenter for the servers that process calls</text:p>
              </text:list-item>
              <text:list-item>
                <text:p>Zero downtime upgrade for clustered installations</text:p>
              </text:list-item>
              <text:list-item>
                <text:p>Traffic can be disabled for particular node without affecting on calls which have already in 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tatistics and repor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hort-term realtime statistics for each route and gateway allows to detect quality changes for this entities</text:p>
              </text:list-item>
              <text:list-item>
                <text:p>Interface to create custom reports based on CDRs analysis</text:p>
              </text:list-item>
              <text:list-item>
                <text:p>Automatic reports generation and mail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ill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s performed in realtime at the time when the new CDR is written</text:p>
              </text:list-item>
              <text:list-item>
                <text:p>Control for account balance in case of many concurrent calls originated by this account</text:p>
              </text:list-item>
              <text:list-item>
                <text:p>Manual and automatic generation of invoices and PDF/ODT/CSV/XLS documents with traffic detaliz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ppendix 1. Overall architecture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6T00:41:47.739499067</meta:creation-date>
    <dc:date>2015-06-16T01:10:39.164249948</dc:date>
    <meta:editing-duration>PT28M44S</meta:editing-duration>
    <meta:editing-cycles>16</meta:editing-cycles>
    <meta:generator>LibreOffice/4.4.4.1.0$Linux_X86_64 LibreOffice_project/40m0$Build-1</meta:generator>
    <meta:document-statistic meta:object-count="65"/>
  </office:meta>
</office:document-meta>
</file>